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ourier New" svg:font-family="'Courier New'"/>
    <style:font-face style:name="OpenSymbol" svg:font-family="OpenSymbol"/>
    <style:font-face style:name="Tahoma1" svg:font-family="Tahoma"/>
    <style:font-face style:name="Calibri1" svg:font-family="Calibri" style:font-family-generic="swiss"/>
    <style:font-face style:name="Courier New1" svg:font-family="'Courier New'" style:font-family-generic="modern" style:font-pitch="fixed"/>
    <style:font-face style:name="NSimSun" svg:font-family="NSimSun" style:font-family-generic="modern" style:font-pitch="fixed"/>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Verdana2" fo:font-size="11pt" fo:language="de" fo:country="DE" style:font-size-asian="11pt" style:font-size-complex="11pt"/>
    </style:style>
    <style:style style:name="P2" style:family="paragraph" style:parent-style-name="Text_20_body">
      <style:text-properties fo:language="de" fo:country="DE" officeooo:rsid="002dca6f" officeooo:paragraph-rsid="002dca6f"/>
    </style:style>
    <style:style style:name="P3" style:family="paragraph" style:parent-style-name="Text_20_body">
      <style:text-properties fo:language="de" fo:country="DE" officeooo:rsid="002e7afb" officeooo:paragraph-rsid="002e7afb"/>
    </style:style>
    <style:style style:name="P4" style:family="paragraph" style:parent-style-name="Text_20_body">
      <style:text-properties fo:language="de" fo:country="DE" officeooo:rsid="002f3e84" officeooo:paragraph-rsid="002f3e84"/>
    </style:style>
    <style:style style:name="P5" style:family="paragraph" style:parent-style-name="Text_20_body">
      <style:text-properties fo:language="de" fo:country="DE" officeooo:rsid="002e88f8" officeooo:paragraph-rsid="0030cb9f"/>
    </style:style>
    <style:style style:name="P6" style:family="paragraph" style:parent-style-name="Text_20_body">
      <style:text-properties fo:language="de" fo:country="DE" officeooo:rsid="0030cb9f" officeooo:paragraph-rsid="0030cb9f"/>
    </style:style>
    <style:style style:name="P7" style:family="paragraph" style:parent-style-name="Text_20_body">
      <style:text-properties fo:language="de" fo:country="DE" officeooo:rsid="0030d0c8" officeooo:paragraph-rsid="0030d0c8"/>
    </style:style>
    <style:style style:name="P8" style:family="paragraph" style:parent-style-name="Text_20_body">
      <style:text-properties fo:language="de" fo:country="DE" officeooo:rsid="003153be" officeooo:paragraph-rsid="003153be"/>
    </style:style>
    <style:style style:name="P9" style:family="paragraph" style:parent-style-name="Table_20_Contents">
      <style:paragraph-properties fo:text-align="center" style:justify-single-word="false"/>
      <style:text-properties fo:language="de" fo:country="DE" officeooo:rsid="003153be" officeooo:paragraph-rsid="003153be"/>
    </style:style>
    <style:style style:name="P10" style:family="paragraph" style:parent-style-name="Table_20_Heading">
      <style:text-properties fo:language="de" fo:country="DE"/>
    </style:style>
    <style:style style:name="P11" style:family="paragraph" style:parent-style-name="Title">
      <style:text-properties fo:language="de" fo:country="DE"/>
    </style:style>
    <style:style style:name="P12" style:family="paragraph" style:parent-style-name="Text_20_body">
      <style:text-properties fo:language="de" fo:country="DE" officeooo:rsid="002f3e84" officeooo:paragraph-rsid="0030cb9f"/>
    </style:style>
    <style:style style:name="P13" style:family="paragraph" style:parent-style-name="Text_20_body">
      <style:text-properties fo:language="de" fo:country="DE" officeooo:rsid="002f3e84" officeooo:paragraph-rsid="002f3e84"/>
    </style:style>
    <style:style style:name="P14" style:family="paragraph" style:parent-style-name="Text_20_body" style:list-style-name="L1">
      <style:text-properties fo:language="de" fo:country="DE" officeooo:rsid="0030d0c8" officeooo:paragraph-rsid="0030d0c8"/>
    </style:style>
    <style:style style:name="P15" style:family="paragraph" style:parent-style-name="Heading_20_1">
      <style:text-properties fo:language="de" fo:country="DE" officeooo:rsid="002dca6f" officeooo:paragraph-rsid="001c37f3"/>
    </style:style>
    <style:style style:name="P16" style:family="paragraph" style:parent-style-name="Heading_20_1">
      <style:text-properties fo:language="de" fo:country="DE" officeooo:rsid="002dca6f" officeooo:paragraph-rsid="002dca6f"/>
    </style:style>
    <style:style style:name="P17" style:family="paragraph" style:parent-style-name="Heading_20_1">
      <style:text-properties fo:language="de" fo:country="DE" officeooo:rsid="002f3e84" officeooo:paragraph-rsid="002f3e84"/>
    </style:style>
    <style:style style:name="P18" style:family="paragraph" style:parent-style-name="Heading_20_1">
      <style:text-properties fo:language="de" fo:country="DE" officeooo:rsid="0030d0c8" officeooo:paragraph-rsid="0030d0c8"/>
    </style:style>
    <style:style style:name="P19" style:family="paragraph" style:parent-style-name="Heading_20_1">
      <style:text-properties fo:language="de" fo:country="DE" officeooo:rsid="003153be" officeooo:paragraph-rsid="003153be"/>
    </style:style>
    <style:style style:name="P20" style:family="paragraph" style:parent-style-name="Heading_20_2">
      <style:text-properties fo:language="de" fo:country="DE" officeooo:rsid="002e88f8"/>
    </style:style>
    <style:style style:name="P21" style:family="paragraph" style:parent-style-name="Heading_20_2">
      <style:text-properties fo:language="de" fo:country="DE" officeooo:rsid="002f3e84" officeooo:paragraph-rsid="002f3e84"/>
    </style:style>
    <style:style style:name="P22" style:family="paragraph" style:parent-style-name="Heading_20_2">
      <style:text-properties fo:language="de" fo:country="DE" officeooo:rsid="0030cb9f" officeooo:paragraph-rsid="0030cb9f"/>
    </style:style>
    <style:style style:name="T1" style:family="text">
      <style:text-properties fo:font-size="14pt" style:text-underline-style="none" fo:font-weight="bold" officeooo:rsid="002dca6f" style:font-size-asian="14pt" style:font-weight-asian="bold" style:font-size-complex="14pt" style:font-weight-complex="bold"/>
    </style:style>
    <style:style style:name="T2" style:family="text">
      <style:text-properties style:font-name="Calibri1" fo:language="de" fo:country="DE"/>
    </style:style>
    <style:style style:name="T3" style:family="text">
      <style:text-properties style:font-name="Calibri1" fo:language="de" fo:country="DE" officeooo:rsid="003be4f9"/>
    </style:style>
    <style:style style:name="T4" style:family="text">
      <style:text-properties style:font-name="Calibri1" fo:font-size="12pt" fo:language="de" fo:country="DE" officeooo:rsid="003be4f9" style:font-size-asian="12pt" style:font-size-complex="12pt"/>
    </style:style>
    <style:style style:name="T5" style:family="text">
      <style:text-properties fo:language="de" fo:country="DE"/>
    </style:style>
    <style:style style:name="T6" style:family="text">
      <style:text-properties fo:language="de" fo:country="DE" officeooo:rsid="003aa5fb"/>
    </style:style>
    <style:style style:name="T7" style:family="text">
      <style:text-properties officeooo:rsid="002dca6f"/>
    </style:style>
    <style:style style:name="T8" style:family="text">
      <style:text-properties officeooo:rsid="002e7afb"/>
    </style:style>
    <style:style style:name="T9" style:family="text">
      <style:text-properties officeooo:rsid="002f3e84"/>
    </style:style>
    <style:style style:name="T10" style:family="text">
      <style:text-properties officeooo:rsid="0030cb9f"/>
    </style:style>
    <style:style style:name="T11" style:family="text">
      <style:text-properties officeooo:rsid="003239c2"/>
    </style:style>
    <style:style style:name="T12" style:family="text">
      <style:text-properties officeooo:rsid="0032ec60"/>
    </style:style>
    <style:style style:name="T13" style:family="text">
      <style:text-properties officeooo:rsid="00346423"/>
    </style:style>
    <style:style style:name="T14" style:family="text">
      <style:text-properties officeooo:rsid="0035df48"/>
    </style:style>
    <style:style style:name="T15" style:family="text">
      <style:text-properties officeooo:rsid="003a23c6"/>
    </style:style>
    <style:style style:name="T16" style:family="text">
      <style:text-properties style:font-name="Verdana2" fo:font-size="12pt" fo:language="de" fo:country="DE" officeooo:rsid="003be4f9" style:font-size-asian="12pt" style:font-size-complex="12pt"/>
    </style:style>
    <style:style style:name="T17" style:family="text">
      <style:text-properties style:font-name="Verdana2" fo:font-size="11pt" fo:language="de" fo:country="DE" officeooo:rsid="003be4f9" style:font-size-asian="11pt" style:font-size-complex="11pt"/>
    </style:style>
    <style:style style:name="T18" style:family="text">
      <style:text-properties style:font-name="Verdana2" fo:language="de" fo:country="D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ettyOS – <text:span text:style-name="T7">Styleguide</text:span></text:p>
      <text:h text:style-name="P15" text:outline-level="1"><text:bookmark-start text:name="__RefHeading__277_1194912969"/>Präambel<text:bookmark-end text:name="__RefHeading__277_1194912969"/></text:h>
      <text:p text:style-name="P2">Grundsätzlich streben wir lesbaren, klar strukturierten und verständlich dokumentierten Code an. Einsteiger in die Betriebssystementwicklung sind eine unserer Zielgruppen, <text:span text:style-name="T11">die nicht durch unnötig komplizierte Konstruktionen und chaotischen Code abgeschreckt werden soll</text:span>.</text:p>
      <text:h text:style-name="P16" text:outline-level="1"><text:bookmark-start text:name="__RefHeading__279_1194912969"/>Sprach<text:span text:style-name="T9">e</text:span><text:bookmark-end text:name="__RefHeading__279_1194912969"/></text:h>
      <text:p text:style-name="P2">Der Sourcecode von PrettyOS ist <text:span text:style-name="T9">grundsätzlich </text:span>in <text:span text:style-name="T8">C geschrieben. Als Sprachstandard wird der aktuelle Standard mit dem gemeinsam von Clang und GCC unterstützten Erweiterungen zugrundegelegt, darunter u.a. deren Inline-Assembler.</text:span></text:p>
      <text:p text:style-name="P3">Wo dies nötig bzw. sinnvoll ist, wird allerdings <text:span text:style-name="T12">auch reiner </text:span>Assembler-Code verwendet. Hier wird die Syntax von NASM angewandt.</text:p>
      <text:p text:style-name="P3">Als Sprache für Kommentare und Symbolnamen ist Englisch zu verwenden.</text:p>
      <text:h text:style-name="P17" text:outline-level="1">Dateien</text:h>
      <text:p text:style-name="P4">Jede Sourcedatei soll die Lizenzbedingungen enthalten. Die Lizenz selbst ist unten einzufügen, ein Hinweis darauf oben. Headerdateien enthalten keine Lizenzangabe.</text:p>
      <text:p text:style-name="P4">Das Repository enthält neben dem Sourcecode stets ein Diskettenimage (FloppyImage.img), das bei jedem Commit aktuell zu halten ist.</text:p>
      <text:h text:style-name="P17" text:outline-level="1"><text:bookmark-start text:name="__RefHeading__281_1194912969"/>Allgemeine Regeln<text:bookmark-end text:name="__RefHeading__281_1194912969"/></text:h>
      <text:h text:style-name="P20" text:outline-level="2"><text:bookmark-start text:name="__RefHeading__281_11949129694"/>Bennennungsregeln<text:bookmark-end text:name="__RefHeading__281_11949129694"/></text:h>
      <text:p text:style-name="P5">Wir verwenden keine ungarische Notation. Als Ersatz für Namespaces verwenden wir einen Unterstrich. Ansonsten ist lowerCamelCase anzuwenden. Beispiel: “timer_getCurrentSeconds()”. <text:span text:style-name="T9">Sprechende Namen erleichtern das Verständnis (und ersparen Aufwand für Kommentare).</text:span></text:p>
      <text:p text:style-name="P12">Typen (enum/struct) erhalten ein _t-Suffix. Grundsätzlich bleibt das struct/enum selbst unbenannt und erhält mittels eines typedefs einen Aliasnamen (typedef struct { … } mystruct_t;). Die Elemente eines enum sind groß zu schreiben und mit einem eindeutigen Präfix zu versehen, um Namenskollisionen zu vermeiden.</text:p>
      <text:h text:style-name="P21" text:outline-level="2">Kommentare</text:h>
      <text:p text:style-name="P4">Grundsätzlich sind einzeilige Kommentare (//) zu bevorzugen, um temporäre Auskommentierung <text:span text:style-name="T13">von längeren Codeabschnitten</text:span> mit /**/ zu ermöglichen. Die Kommentare sollen den Sinn einer Codezeile erklären; <text:span text:style-name="T13">das Offensichtliche</text:span> (z.B. “i++; // Increment 'i' by one”) muss nicht kommentiert werden. Eine Kommentierung im Doxygen-Stil ist nicht wünschenswert.</text:p>
      <text:h text:style-name="P21" text:outline-level="2"><text:soft-page-break/>Blöcke</text:h>
      <text:p text:style-name="P4">Blockanfang “{“ und Blockende “}” nehmen jeweils immer eine separate Zeile in Anspruch. <text:span text:style-name="T10">Bei einzeiligen Blöcken darf auf die Klammern verzichtet werden.</text:span></text:p>
      <text:h text:style-name="P22" text:outline-level="2">Leerzeichen und Klammern</text:h>
      <text:p text:style-name="P6">Bei if/for/while/switch-Konstrukten steht ein Leerzeichen vor der öffnenden Klammer, bei Funktionsaufrufen nicht. Der Inhalt ist nicht mit Leerzeichen von den umschließenden Klammern abzugrenzen.</text:p>
      <text:p text:style-name="P6">Bei Pointern ist nach dem *-Symbol ein Leerzeichen einzufügen. Um arithmetische Operatoren (+, -, *, …) können Leerzeichen gesetzt werden, wenn es die Übersicht erhöht.</text:p>
      <text:h text:style-name="P22" text:outline-level="2">Einrückungen und Zeilenlängen</text:h>
      <text:p text:style-name="P6">Einrückungen werden mit 4 Leerzeichen vorgenommen. Leerzeichen am Ende einer Zeile sind zu entfernen.</text:p>
      <text:p text:style-name="P6">Am Ende einer Datei ist genau eine Leerzeile einzufügen. Im Code sind Leerzeilen zur besseren Gliederung gewünscht. Die maximale Zeilenlänge ist nicht beschränkt, allerdings wird um Umbrüche gebeten, wo es die Übersicht erhöht. Aus Kompatibilitätsgründen verwenden wir die unter Windows üblichen Zeilenenden “CR LF”.</text:p>
      <text:h text:style-name="P22" text:outline-level="2">Variablen, Funktionen und Strukturen</text:h>
      <text:p text:style-name="P6">Variablen und Funktionen sind dort zu deklarieren, definieren bzw. initialisieren, wo sie benötigt werden. Der Scope ist entsprechend gering zu halten. Globale Funktionen und Variablen sind als “static” zu kennzeichnen, wenn sie modulintern sind. Andernfalls ist eine Deklaration in der Headerdatei vorzunehmen, um anderen Modulen den Zugriff zu ermöglichen. Strukturen (“struct”) sind in der Headerdatei zu deklarieren, wenn sie von anderen Modulen verwendet werden sollen. Andernfalls können sie auch in der Source-Datei deklariert werden.</text:p>
      <text:h text:style-name="P17" text:outline-level="1">Versionsnummern</text:h>
      <text:p text:style-name="P4">PrettyOS verwendet ein vierstelliges Versionsschema. Diese Version bezieht sich jeweils auf den Kernel, bei jeder funktionalen Kerneländerung ist die letzte Stelle der Version um 1 zu erhöhen. Die anderen Stellen werden zu passenden Zeitpunkten erhöht. Dabei ist die Erhöhung der Beginn einer neuen Entwicklungsreihe und nicht den Abschluss der Alten. Beispielsweise ist Version 0.0.2.124 der Abschluss (und damit die stabilste Version) der 0.0.2.x-Reihe, wenn im Anschluss auf 0.0.3.0 erhöht wird. Dieses Schema ermöglicht (theoretisch) auch für ältere Hauptversionen noch Updates.</text:p>
      <text:h text:style-name="P18" text:outline-level="1">Commit-Regeln</text:h>
      <text:p text:style-name="P7">Neue Projektmitglieder erhalten Commit-Rechte für das Repository, nachdem ihre erste Einreichung (als SVN-Patch) vom Team diskutiert und akzeptiert wurde. Grundsätzlich ist folgendes Verfahren beim Commit anzuwenden:</text:p>
      <text:list xml:id="list6476103749496881027" text:style-name="L1">
        <text:list-item>
          <text:p text:style-name="P14">SVN-Update, <text:span text:style-name="T14">um die Änderungen an die neuste Version aus dem Repository anzupassen</text:span></text:p>
        </text:list-item>
        <text:list-item>
          <text:p text:style-name="P14"><text:soft-page-break/>Vor dem Commit alle Dateien kontrollieren, dass alle nötigen Änderungen, aber auch nur die gewünschten Änderungen ausgewählt sind.</text:p>
        </text:list-item>
        <text:list-item>
          <text:p text:style-name="P14">Eine geeignete und informative Commit-Message schreiben (Für Beispiele siehe SVN-Log)</text:p>
        </text:list-item>
        <text:list-item>
          <text:p text:style-name="P14">Commit <text:span text:style-name="T14">unter Verwendung der Commit-Message. Dabei Versionsnummer in ckernel.c und FloppyImage.img nicht vergessen!</text:span></text:p>
        </text:list-item>
        <text:list-item>
          <text:p text:style-name="P14">Bekanntgabe des Commits im Forum (mit Commit-Message) und im IRC-Kanal.</text:p>
        </text:list-item>
      </text:list>
      <text:h text:style-name="P19" text:outline-level="1">Farbstil</text:h>
      <text:p text:style-name="P8">Um einen einheitlichen, übersichtlichen Farbstil zu schaffen und die Lesbarkeit der Ausgabe zu erhöhen, sollen folgende farbliche Kennzeichnungen genutzt werden. Um diese global umstellen zu können, ist das angegebene Alias zu verwenden. Die Verwendung anderer Farben ist allerdings, wo es sinnvoll ist, nicht verboten.</text:p>
      <table:table table:name="Tabelle1" table:style-name="Tabelle1">
        <table:table-column table:style-name="Tabelle1.A" table:number-columns-repeated="3"/>
        <table:table-row>
          <table:table-cell table:style-name="Tabelle1.A1" office:value-type="string">
            <text:p text:style-name="P10">Meldungstyp</text:p>
          </table:table-cell>
          <table:table-cell table:style-name="Tabelle1.A1" office:value-type="string">
            <text:p text:style-name="P10">Alias</text:p>
          </table:table-cell>
          <table:table-cell table:style-name="Tabelle1.C1" office:value-type="string">
            <text:p text:style-name="P10">Aktuelle Farbzuordnung</text:p>
          </table:table-cell>
        </table:table-row>
        <table:table-row>
          <table:table-cell table:style-name="Tabelle1.A2" office:value-type="string">
            <text:p text:style-name="P9">Fehler</text:p>
          </table:table-cell>
          <table:table-cell table:style-name="Tabelle1.A2" office:value-type="string">
            <text:p text:style-name="P9">ERROR</text:p>
          </table:table-cell>
          <table:table-cell table:style-name="Tabelle1.C2" office:value-type="string">
            <text:p text:style-name="P9">LIGHT_RED</text:p>
          </table:table-cell>
        </table:table-row>
        <table:table-row>
          <table:table-cell table:style-name="Tabelle1.A2" office:value-type="string">
            <text:p text:style-name="P9">Erfolg</text:p>
          </table:table-cell>
          <table:table-cell table:style-name="Tabelle1.A2" office:value-type="string">
            <text:p text:style-name="P9">SUCCESS</text:p>
          </table:table-cell>
          <table:table-cell table:style-name="Tabelle1.C2" office:value-type="string">
            <text:p text:style-name="P9">GREEN</text:p>
          </table:table-cell>
        </table:table-row>
        <table:table-row>
          <table:table-cell table:style-name="Tabelle1.A2" office:value-type="string">
            <text:p text:style-name="P9">Überschriften</text:p>
          </table:table-cell>
          <table:table-cell table:style-name="Tabelle1.A2" office:value-type="string">
            <text:p text:style-name="P9">HEADLINE</text:p>
          </table:table-cell>
          <table:table-cell table:style-name="Tabelle1.C2" office:value-type="string">
            <text:p text:style-name="P9">CYAN</text:p>
          </table:table-cell>
        </table:table-row>
        <table:table-row>
          <table:table-cell table:style-name="Tabelle1.A2" office:value-type="string">
            <text:p text:style-name="P9">Tabellenüberschriften</text:p>
          </table:table-cell>
          <table:table-cell table:style-name="Tabelle1.A2" office:value-type="string">
            <text:p text:style-name="P9">TABLE_HEADING</text:p>
          </table:table-cell>
          <table:table-cell table:style-name="Tabelle1.C2" office:value-type="string">
            <text:p text:style-name="P9">LIGHT_GRAY</text:p>
          </table:table-cell>
        </table:table-row>
        <table:table-row>
          <table:table-cell table:style-name="Tabelle1.A2" office:value-type="string">
            <text:p text:style-name="P9">Daten</text:p>
          </table:table-cell>
          <table:table-cell table:style-name="Tabelle1.A2" office:value-type="string">
            <text:p text:style-name="P9">DATA</text:p>
          </table:table-cell>
          <table:table-cell table:style-name="Tabelle1.C2" office:value-type="string">
            <text:p text:style-name="P9">BROWN</text:p>
          </table:table-cell>
        </table:table-row>
        <table:table-row>
          <table:table-cell table:style-name="Tabelle1.A2" office:value-type="string">
            <text:p text:style-name="P9">Wichtige Daten</text:p>
          </table:table-cell>
          <table:table-cell table:style-name="Tabelle1.A2" office:value-type="string">
            <text:p text:style-name="P9">IMPORTANT</text:p>
          </table:table-cell>
          <table:table-cell table:style-name="Tabelle1.C2" office:value-type="string">
            <text:p text:style-name="P9">YELLOW</text:p>
          </table:table-cell>
        </table:table-row>
        <table:table-row>
          <table:table-cell table:style-name="Tabelle1.A2" office:value-type="string">
            <text:p text:style-name="P9">Normaler Text</text:p>
          </table:table-cell>
          <table:table-cell table:style-name="Tabelle1.A2" office:value-type="string">
            <text:p text:style-name="P9">TEXT</text:p>
          </table:table-cell>
          <table:table-cell table:style-name="Tabelle1.C2" office:value-type="string">
            <text:p text:style-name="P9">WHITE</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Courier New" svg:font-family="'Courier New'"/>
    <style:font-face style:name="OpenSymbol" svg:font-family="OpenSymbol"/>
    <style:font-face style:name="Tahoma1" svg:font-family="Tahoma"/>
    <style:font-face style:name="Calibri1" svg:font-family="Calibri" style:font-family-generic="swiss"/>
    <style:font-face style:name="Courier New1" svg:font-family="'Courier New'" style:font-family-generic="modern" style:font-pitch="fixed"/>
    <style:font-face style:name="NSimSun" svg:font-family="NSimSun" style:font-family-generic="modern" style:font-pitch="fixed"/>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style-name="Standard"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Verdana" fo:font-family="Verdana" style:font-style-name="Standard"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12cm" loext:contextual-spacing="false" fo:text-align="justify" style:justify-single-word="false" fo:orphans="2" fo:widows="2" fo:hyphenation-ladder-count="no-limit" style:page-number="auto" style:shadow="none" fo:keep-with-next="auto">
        <style:tab-stops/>
        <style:drop-cap/>
      </style:paragraph-properties>
      <style:text-properties fo:hyphenate="true" fo:hyphenation-remain-char-count="2" fo:hyphenation-push-char-count="2"/>
    </style:style>
    <style:style style:name="List" style:family="paragraph" style:parent-style-name="Text_20_body" style:class="list">
      <style:text-properties style:font-name="Calibri" fo:font-family="Calibri"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style-name="Standard" style:font-family-generic="swiss"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style:font-name="Verdana1" fo:font-family="Verdana" style:font-style-name="Fett"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OOoComputerCode" style:family="text">
      <style:text-properties fo:color="#000000" style:font-name="Courier New" fo:font-family="'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 style:num-format="1" text:start-value="0">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2" fo:font-size="11pt" fo:language="de" fo:country="DE" style:font-size-asian="11pt" style:font-size-complex="11pt"/>
    </style:style>
    <style:style style:name="MT1" style:family="text">
      <style:text-properties fo:font-size="14pt" style:text-underline-style="none" fo:font-weight="bold" officeooo:rsid="002dca6f" style:font-size-asian="14pt" style:font-weight-asian="bold" style:font-size-complex="14pt" style:font-weight-complex="bold"/>
    </style:style>
    <style:style style:name="MT2" style:family="text">
      <style:text-properties officeooo:rsid="003a23c6"/>
    </style:style>
    <style:style style:name="MT3" style:family="text">
      <style:text-properties fo:language="de" fo:country="DE"/>
    </style:style>
    <style:page-layout style:name="Mpm1">
      <style:page-layout-properties fo:page-width="21.001cm" fo:page-height="29.7cm" style:num-format="1" style:print-orientation="portrait" fo:margin-top="1.499cm" fo:margin-bottom="1.499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PrettyOS<text:tab/><text:span text:style-name="MT1">Styleguide</text:span><text:tab/><text:span text:style-name="MT2">Stand</text:span>: <text:modification-date style:data-style-name="N80">28. Dez. 2014</text:modification-date></text:p>
      </style:header>
      <style:footer>
        <text:p text:style-name="Footer"><text:span text:style-name="MT3">© Das PrettyOS-Projekt<text:tab/>Page </text:span><text:span text:style-name="MT3"><text:page-number text:select-page="current">3</text:page-number></text:span><text:span text:style-name="MT3"> of </text:span><text:span text:style-name="MT3"><text:page-count>3</text:page-count></text:span><text:span text:style-name="MT3"><text:tab/></text:span><text:a xlink:type="simple" xlink:href="#1.Präambel|outline" text:style-name="Internet_20_link" text:visited-style-name="Visited_20_Internet_20_Link"><text:span text:style-name="MT3">Nach oben</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04T11:52:02.73</meta:creation-date>
    <dc:date>2014-12-28T17:01:51.761000000</dc:date>
    <meta:editing-duration>PT3H58M53S</meta:editing-duration>
    <meta:editing-cycles>51</meta:editing-cycles>
    <meta:generator>LibreOffice/4.4.0.1$Windows_x86 LibreOffice_project/1ba9640ddd424f1f535c75bf2b86703770b8cf6f</meta:generator>
    <meta:document-statistic meta:table-count="1" meta:image-count="0" meta:object-count="0" meta:page-count="3" meta:paragraph-count="63" meta:word-count="742" meta:character-count="5556" meta:non-whitespace-character-count="4881"/>
  </office:meta>
</office:document-meta>
</file>